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7mm"/>
    </style:style>
    <style:style style:name="co2" style:family="table-column">
      <style:table-column-properties fo:break-before="auto" style:column-width="94.32mm"/>
    </style:style>
    <style:style style:name="co3" style:family="table-column">
      <style:table-column-properties fo:break-before="auto" style:column-width="247.56mm"/>
    </style:style>
    <style:style style:name="co4"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16.26mm" fo:break-before="auto" style:use-optimal-row-height="true"/>
    </style:style>
    <style:style style:name="ro4" style:family="table-row">
      <style:table-row-properties style:row-height="11.96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8.61mm" fo:break-before="auto" style:use-optimal-row-height="true"/>
    </style:style>
    <style:style style:name="ro7" style:family="table-row">
      <style:table-row-properties style:row-height="12.68mm" fo:break-before="auto" style:use-optimal-row-height="true"/>
    </style:style>
    <style:style style:name="ro8" style:family="table-row">
      <style:table-row-properties style:row-height="8.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wrap-option="no-wrap" style:vertical-align="middle"/>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DejaVu Sans" style:font-name="Liberation Serif"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
        <table:table-column table:style-name="co2" table:default-cell-style-name="ce3"/>
        <table:table-column table:style-name="co3" table:default-cell-style-name="ce3"/>
        <table:table-column table:style-name="co4" table:number-columns-repeated="61" table:default-cell-style-name="ce1"/>
        <table:table-row table:style-name="ro1">
          <table:table-cell office:value-type="string" calcext:value-type="string">
            <text:p>Categoria</text:p>
          </table:table-cell>
          <table:table-cell office:value-type="string" calcext:value-type="string">
            <text:p>Pergunta</text:p>
          </table:table-cell>
          <table:table-cell office:value-type="string" calcext:value-type="string">
            <text:p>Resposta</text:p>
          </table:table-cell>
          <table:table-cell table:number-columns-repeated="61"/>
        </table:table-row>
        <table:table-row table:style-name="ro2">
          <table:table-cell table:style-name="ce2" office:value-type="string" calcext:value-type="string">
            <text:p>Compra e pagamento</text:p>
          </table:table-cell>
          <table:table-cell table:style-name="ce4" office:value-type="string" calcext:value-type="string">
            <text:p>Onde posso comprar ingressos para shows e espetáculos?</text:p>
          </table:table-cell>
          <table:table-cell table:style-name="ce4" office:value-type="string" calcext:value-type="string">
            <text:p>Ingressos podem ser adquiridos nos canais de venda oficiais: pela internet, via Uhuu; na bilheteria do teatro ou demais pontos de vendas físicos. Consulte os horários e endereços dos canais de venda oficiais <text:a xlink:href="https://www.teatrofeevale.com.br/Bilheteria.php" xlink:type="simple">aqui</text:a>.</text:p>
            <text:p><text:span text:style-name="T1">Atenção: compras que não forem realizadas na bilheteria do teatro estão sujeitas à cobrança de taxa de conveniência. </text:span></text:p>
          </table:table-cell>
          <table:table-cell table:style-name="ce2" table:number-columns-repeated="61"/>
        </table:table-row>
        <table:table-row table:style-name="ro3">
          <table:table-cell table:style-name="ce2" office:value-type="string" calcext:value-type="string">
            <text:p>Compra e pagamento</text:p>
          </table:table-cell>
          <table:table-cell table:style-name="ce4" office:value-type="string" calcext:value-type="string">
            <text:p>Posso comprar ingressos no dia do evento?</text:p>
          </table:table-cell>
          <table:table-cell table:style-name="ce5" office:value-type="string" calcext:value-type="string">
            <text:p>Sim! É possível comprar no dia do evento, porém a compra estará sujeita à disponibilidade de ingressos no momento. Consulte os horários e endereços dos canais de venda oficiais <text:a xlink:href="https://www.teatrofeevale.com.br/Bilheteria.php" xlink:type="simple">aqui</text:a>.</text:p>
            <text:p><text:span text:style-name="T2">Os ingressos adquiridos pela internet, via Uhuu.com, são enviados por e-mail e podem também ser acessados através do site ou do app da Uhuu em "Meus pedidos", podendo apresentar impresso ou no celular.</text:span></text:p>
          </table:table-cell>
          <table:table-cell table:number-columns-repeated="61"/>
        </table:table-row>
        <table:table-row table:style-name="ro4">
          <table:table-cell table:style-name="ce2" office:value-type="string" calcext:value-type="string">
            <text:p>Compra e pagamento</text:p>
          </table:table-cell>
          <table:table-cell table:style-name="ce4" office:value-type="string" calcext:value-type="string">
            <text:p>É possível que familiares ou amigos comprem ingressos para mim?</text:p>
          </table:table-cell>
          <table:table-cell table:style-name="ce5" office:value-type="string" calcext:value-type="string">
            <text:p>Sim, para a compra de ingressos no valor integral, é possível! Para ingressos com descontos ou benefícios de meia-entrada, consulte a bilheteria e verifique quais as condições e documentos exigidos para compra de terceiros. Algumas modalidades de descontos e benefícios exigem a presença do titular para a compra.</text:p>
          </table:table-cell>
          <table:table-cell table:number-columns-repeated="61"/>
        </table:table-row>
        <table:table-row table:style-name="ro2">
          <table:table-cell table:style-name="ce2" office:value-type="string" calcext:value-type="string">
            <text:p>Compra e pagamento</text:p>
          </table:table-cell>
          <table:table-cell office:value-type="string" calcext:value-type="string">
            <text:p>Quais as formas de pagamento disponíveis?</text:p>
          </table:table-cell>
          <table:table-cell table:style-name="ce5" office:value-type="string" calcext:value-type="string">
            <text:p>Uhuu: são aceitos na bilheteria do teatro, pela internet e demais canais de venda oficiais, pagamentos em dinheiro, cartão de crédito e cartão de débito. Cartões de créditos aceitos: Visa, Mastercard, Diners, Hipercard, American Express e Elo. Cartões de débito são aceitos somente na bilheteria do teatro: Visa, Mastercard, Diners, Hipercard, American Express e Elo.</text:p>
          </table:table-cell>
          <table:table-cell table:number-columns-repeated="61"/>
        </table:table-row>
        <table:table-row table:style-name="ro5">
          <table:table-cell table:style-name="ce2" office:value-type="string" calcext:value-type="string">
            <text:p>Compra e pagamento</text:p>
          </table:table-cell>
          <table:table-cell table:style-name="ce4" office:value-type="string" calcext:value-type="string">
            <text:p>É possível parcelar no cartão de crédito?</text:p>
          </table:table-cell>
          <table:table-cell table:style-name="ce5" office:value-type="string" calcext:value-type="string">
            <text:p>Via de regra, não é possível. Em casos especiais, se houver a condição de parcelamento, ela será divulgada no site.</text:p>
          </table:table-cell>
          <table:table-cell table:number-columns-repeated="61"/>
        </table:table-row>
        <table:table-row table:style-name="ro2">
          <table:table-cell table:style-name="ce2" office:value-type="string" calcext:value-type="string">
            <text:p>Compra e pagamento</text:p>
          </table:table-cell>
          <table:table-cell table:style-name="ce4" office:value-type="string" calcext:value-type="string">
            <text:p>Tenho receio de informar meus dados pessoais. Minhas informações estarão seguras?</text:p>
          </table:table-cell>
          <table:table-cell table:style-name="ce5" office:value-type="string" calcext:value-type="string">
            <text:p>Seus dados estão seguros, fique tranquilo! As aquisições de ingressos efetuadas online ou por telefone, bem como os dados pessoais exigidos para esta modalidade de compra, são de responsabilidade da Uhuu.</text:p>
            <text:p><text:span text:style-name="T3">Confira como a Uhuu protege as suas informações em </text:span><text:span text:style-name="T3"><text:a xlink:href="https://uhuu.com/privacidade" xlink:type="simple">https://uhuu.com/privacidade</text:a></text:span><text:span text:style-name="T3">.</text:span></text:p>
          </table:table-cell>
          <table:table-cell table:number-columns-repeated="61"/>
        </table:table-row>
        <table:table-row table:style-name="ro6">
          <table:table-cell table:style-name="ce2" office:value-type="string" calcext:value-type="string">
            <text:p>Compra e pagamento</text:p>
          </table:table-cell>
          <table:table-cell office:value-type="string" calcext:value-type="string">
            <text:p>Como sei que a compra online foi efetuada? Não recebi confirmação por e-mail, o que faço?</text:p>
          </table:table-cell>
          <table:table-cell table:style-name="ce5" office:value-type="string" calcext:value-type="string">
            <text:p>Compras efetuadas pela internet estarão sujeitas à disponibilidade de ingressos e à aprovação da operadora de seu cartão de crédito. Caso você não receba a confirmação da compra do ingresso por e-mail, solicitamos que entre em contato com a Uhuu através do email falecom@uhuu.com.</text:p>
          </table:table-cell>
          <table:table-cell table:number-columns-repeated="61"/>
        </table:table-row>
        <table:table-row table:style-name="ro1">
          <table:table-cell table:style-name="ce2" office:value-type="string" calcext:value-type="string">
            <text:p>Compra e pagamento</text:p>
          </table:table-cell>
          <table:table-cell office:value-type="string" calcext:value-type="string">
            <text:p>É fornecida nota fiscal na venda de ingresso?</text:p>
          </table:table-cell>
          <table:table-cell table:style-name="Default" office:value-type="string" calcext:value-type="string">
            <text:p>O ingresso é o próprio comprovante fiscal do cliente.</text:p>
          </table:table-cell>
          <table:table-cell table:number-columns-repeated="61"/>
        </table:table-row>
        <table:table-row table:style-name="ro6">
          <table:table-cell table:style-name="ce2" office:value-type="string" calcext:value-type="string">
            <text:p>Compra e pagamento</text:p>
          </table:table-cell>
          <table:table-cell office:value-type="string" calcext:value-type="string">
            <text:p>É possível conseguir uma nota fiscal apenas na compra de vários ingressos?</text:p>
          </table:table-cell>
          <table:table-cell office:value-type="string" calcext:value-type="string">
            <text:p>Infelizmente não é possível, pois cada ingresso é o comprovante fiscal do cliente.</text:p>
          </table:table-cell>
          <table:table-cell table:number-columns-repeated="61"/>
        </table:table-row>
        <table:table-row table:style-name="ro2">
          <table:table-cell table:style-name="ce2" office:value-type="string" calcext:value-type="string">
            <text:p>Compra e pagamento</text:p>
          </table:table-cell>
          <table:table-cell table:style-name="ce4" office:value-type="string" calcext:value-type="string">
            <text:p>Como devo conservar meu ingresso?</text:p>
          </table:table-cell>
          <table:table-cell table:style-name="ce5" office:value-type="string" calcext:value-type="string">
            <text:p>A guarda e conservação dos ingressos são de inteira responsabilidade do cliente. Guarde-os em um lugar seguro, longe do calor, umidade ou luz solar. Evite dobrá-los ou deixá-los em contato com outros materiais que possam danificá-los. O teatro e a Uhuu não se responsabilizam pela perda, extravio ou roubo de ingressos e, por questões de segurança, não realizamos a sua reimpressão.</text:p>
          </table:table-cell>
          <table:table-cell table:number-columns-repeated="61"/>
        </table:table-row>
        <table:table-row table:style-name="ro3">
          <table:table-cell office:value-type="string" calcext:value-type="string">
            <text:p>Taxa de conveniência</text:p>
          </table:table-cell>
          <table:table-cell table:style-name="ce4" office:value-type="string" calcext:value-type="string">
            <text:p>O que é a taxa de conveniência? Por que ela é cobrada?</text:p>
          </table:table-cell>
          <table:table-cell table:style-name="ce5" office:value-type="string" calcext:value-type="string">
            <text:p>A taxa de conveniência é cobrada para garantir a você atendimento em ambiente virtual ou em outras localidades e cidades, proporcionando um serviço seguro e prático para compras imediatas de ingressos, além da comodidade de adquirir ingressos sem grandes deslocamentos. Pela internet, por exemplo, é possível comprar em qualquer horário, garantindo assentos tão logo a venda de ingressos é disponibilizada.</text:p>
            <text:p>Compras realizadas pelos canais de venda oficiais que não sejam a bilheteria do teatro, estão sujeitas à cobrança de taxa de conveniência.</text:p>
          </table:table-cell>
          <table:table-cell table:number-columns-repeated="61"/>
        </table:table-row>
        <table:table-row table:style-name="ro2">
          <table:table-cell office:value-type="string" calcext:value-type="string">
            <text:p>Taxa de conveniência</text:p>
          </table:table-cell>
          <table:table-cell table:style-name="ce5" office:value-type="string" calcext:value-type="string">
            <text:p>Há possibilidade de devolução de taxas em caso de desistência da compra?</text:p>
          </table:table-cell>
          <table:table-cell table:style-name="ce5" office:value-type="string" calcext:value-type="string">
            <text:p>Infelizmente não é possível a devolução de taxas na ocorrência de desistência, pois o serviço foi realizado, mesmo embora ocorra desistência ou arrependimento da compra. </text:p>
            <text:p>No caso de cancelamento do evento, a taxa será reembolsada.</text:p>
          </table:table-cell>
          <table:table-cell table:number-columns-repeated="61"/>
        </table:table-row>
        <table:table-row table:style-name="ro7">
          <table:table-cell office:value-type="string" calcext:value-type="string">
            <text:p>Troca de sessão</text:p>
          </table:table-cell>
          <table:table-cell office:value-type="string" calcext:value-type="string">
            <text:p>É possível trocar de sessão ou de espetáculo? Como devo proceder para a troca? </text:p>
          </table:table-cell>
          <table:table-cell office:value-type="string" calcext:value-type="string">
            <text:p>Não é possível realizar a troca de sessão ou espetáculo.</text:p>
            <text:p/>
            <text:p>Para mais informações consultar o serviço de atendimento da Uhuu através do <text:a xlink:href="mailto:falecom@uhuu.com" xlink:type="simple">falecom@uhuu.com</text:a>.</text:p>
          </table:table-cell>
          <table:table-cell table:number-columns-repeated="61"/>
        </table:table-row>
        <table:table-row table:style-name="ro7">
          <table:table-cell office:value-type="string" calcext:value-type="string">
            <text:p>Troca de sessão</text:p>
          </table:table-cell>
          <table:table-cell office:value-type="string" calcext:value-type="string">
            <text:p>É possível trocar o assento do meu ingresso no dia do show ou espetáculo? Posso mudar de assento/setor durante o evento, em caso de haver lugares livres?</text:p>
          </table:table-cell>
          <table:table-cell office:value-type="string" calcext:value-type="string">
            <text:p>Não é possível realizar troca de assentos ou setor no dia do espetáculo.</text:p>
            <text:p>Para mais informações consultar o serviço de atendimento da Uhuu através do falecom@uhuu.com.</text:p>
          </table:table-cell>
          <table:table-cell table:number-columns-repeated="61"/>
        </table:table-row>
        <table:table-row table:style-name="ro8">
          <table:table-cell office:value-type="string" calcext:value-type="string">
            <text:p>Acesso: restrições e proibições</text:p>
          </table:table-cell>
          <table:table-cell table:style-name="ce5" office:value-type="string" calcext:value-type="string">
            <text:p>É permitido fotografar ou filmar durante o show ou espetáculo?</text:p>
          </table:table-cell>
          <table:table-cell table:style-name="ce5" office:value-type="string" calcext:value-type="string">
            <text:p>A utilização de câmeras, celulares e outros aparelhos de gravação de áudio e vídeo ou de fotografia durante os espetáculos não é permitida, em respeito ao nosso público e artistas. Contamos com a sua compreensão!</text:p>
          </table:table-cell>
          <table:table-cell table:number-columns-repeated="61"/>
        </table:table-row>
        <table:table-row table:style-name="ro1">
          <table:table-cell office:value-type="string" calcext:value-type="string">
            <text:p>Acesso: restrições e proibições</text:p>
          </table:table-cell>
          <table:table-cell table:style-name="ce5" office:value-type="string" calcext:value-type="string">
            <text:p>É permitido fumar em algum espaço do teatro?</text:p>
          </table:table-cell>
          <table:table-cell office:value-type="string" calcext:value-type="string">
            <text:p>Não. É expressamente proibido fumar nas dependências do teatro.</text:p>
          </table:table-cell>
          <table:table-cell table:number-columns-repeated="61"/>
        </table:table-row>
        <table:table-row table:style-name="ro1">
          <table:table-cell office:value-type="string" calcext:value-type="string">
            <text:p>Acesso: restrições e proibições</text:p>
          </table:table-cell>
          <table:table-cell office:value-type="string" calcext:value-type="string">
            <text:p>É permitida a entrada de alimentos e bebidas no Teatro?</text:p>
          </table:table-cell>
          <table:table-cell table:style-name="ce5" office:value-type="string" calcext:value-type="string">
            <text:p>Não é permitido acessar o Teatro portando alimentos ou bebidas. Esta condição poderá ser alterada sem prévio aviso, pela administradora do Teatro.</text:p>
          </table:table-cell>
          <table:table-cell table:number-columns-repeated="61"/>
        </table:table-row>
        <table:table-row table:style-name="ro7">
          <table:table-cell office:value-type="string" calcext:value-type="string">
            <text:p>Acesso: restrições e proibições</text:p>
          </table:table-cell>
          <table:table-cell office:value-type="string" calcext:value-type="string">
            <text:p>Vou me atrasar para o início do evento. Poderei entrar sem problemas?</text:p>
          </table:table-cell>
          <table:table-cell office:value-type="string" calcext:value-type="string">
            <text:p>Salientamos que não é permitida a entrada após o início do evento, em respeito ao nosso público e artistas. Para sua comodidade, recomendamos que chegue pelo menos 30 (trinta) minutos antes do horário marcado em seu ingresso. Antecipe-se para evitar imprevistos e ter uma experiência ainda mais agradável!</text:p>
          </table:table-cell>
          <table:table-cell table:number-columns-repeated="61"/>
        </table:table-row>
        <table:table-row table:style-name="ro7">
          <table:table-cell office:value-type="string" calcext:value-type="string">
            <text:p>Acesso: restrições e proibições</text:p>
          </table:table-cell>
          <table:table-cell office:value-type="string" calcext:value-type="string">
            <text:p>Há alguma restrição em relação a menores de idade no teatro? Existe uma classificação etária para espetáculos e shows?</text:p>
          </table:table-cell>
          <table:table-cell office:value-type="string" calcext:value-type="string">
            <text:p>Sim, todos os espetáculos possuem classificação etária, podendo ser Livre ou com restrição de idade. Além da classificação etária, alguns eventos podem ter restrições expressas quanto ao acesso de menores. Verifique na página de cada evento.</text:p>
          </table:table-cell>
          <table:table-cell table:number-columns-repeated="61"/>
        </table:table-row>
        <table:table-row table:style-name="ro6">
          <table:table-cell office:value-type="string" calcext:value-type="string">
            <text:p>Acesso: restrições e proibições</text:p>
          </table:table-cell>
          <table:table-cell office:value-type="string" calcext:value-type="string">
            <text:p>Nos espetáculos infantis, são permitidas crianças no colo?</text:p>
          </table:table-cell>
          <table:table-cell office:value-type="string" calcext:value-type="string">
            <text:p>Em espetáculos onde a classificação etária é Livre, são permitidas crianças no colo, desde que tenham até 24 meses de idade. Pedimos a gentileza de que respeite este limite de idade!</text:p>
          </table:table-cell>
          <table:table-cell table:number-columns-repeated="61"/>
        </table:table-row>
        <table:table-row table:style-name="ro6">
          <table:table-cell office:value-type="string" calcext:value-type="string">
            <text:p>Acesso: restrições e proibições</text:p>
          </table:table-cell>
          <table:table-cell office:value-type="string" calcext:value-type="string">
            <text:p>Crianças de colo pagam ingresso normal?</text:p>
          </table:table-cell>
          <table:table-cell office:value-type="string" calcext:value-type="string">
            <text:p>Crianças com até 24 meses incompletos estão isentas de ingresso se assistirem ao espetáculo/show sentadas no colo. Pedimos a gentileza de que respeite este limite de idade!</text:p>
          </table:table-cell>
          <table:table-cell table:number-columns-repeated="61"/>
        </table:table-row>
        <table:table-row table:style-name="ro1">
          <table:table-cell office:value-type="string" calcext:value-type="string">
            <text:p>Acesso: restrições e proibições</text:p>
          </table:table-cell>
          <table:table-cell office:value-type="string" calcext:value-type="string">
            <text:p>Posso levar meu animal de estimação para o teatro?</text:p>
          </table:table-cell>
          <table:table-cell office:value-type="string" calcext:value-type="string">
            <text:p>Não é possível acessar o teatro com animais de estimação.</text:p>
          </table:table-cell>
          <table:table-cell table:number-columns-repeated="61"/>
        </table:table-row>
        <table:table-row table:style-name="ro6">
          <table:table-cell office:value-type="string" calcext:value-type="string">
            <text:p>Locação do Teatro</text:p>
          </table:table-cell>
          <table:table-cell office:value-type="string" calcext:value-type="string">
            <text:p>É possível locar o teatro para eventos particulares?</text:p>
          </table:table-cell>
          <table:table-cell office:value-type="string" calcext:value-type="string">
            <text:p>Sim! Você pode realizar o seu evento conosco! Nosso espaço é um dos teatros mais modernos da região e conta ambientes de alto padrão, excelência em comodidade e segurança. Para mais informações sobre locações, entre em contato agora mesmo.</text:p>
          </table:table-cell>
          <table:table-cell table:number-columns-repeated="61"/>
        </table:table-row>
        <table:table-row table:style-name="ro5">
          <table:table-cell office:value-type="string" calcext:value-type="string">
            <text:p>Locação do Teatro</text:p>
          </table:table-cell>
          <table:table-cell table:style-name="ce5" office:value-type="string" calcext:value-type="string">
            <text:p>Para quais tipos de eventos o espaço pode ser locado?</text:p>
          </table:table-cell>
          <table:table-cell table:style-name="ce5" office:value-type="string" calcext:value-type="string">
            <text:p>Nosso teatro recebe shows e espetáculos de diferente portes, além de eventos corporativos e sociais. Para mais informações sobre locações, <text:a xlink:href="https://www.teatrofeevale.com.br/realizeSeuEvento.php" xlink:type="simple">entre em contato</text:a>.</text:p>
          </table:table-cell>
          <table:table-cell table:number-columns-repeated="61"/>
        </table:table-row>
        <table:table-row table:style-name="ro6">
          <table:table-cell office:value-type="string" calcext:value-type="string">
            <text:p>Infraestrutura</text:p>
          </table:table-cell>
          <table:table-cell table:style-name="ce5" office:value-type="string" calcext:value-type="string">
            <text:p>O teatro possui acessibilidade para cadeirantes e/ou pessoas com necessidades especiais?</text:p>
          </table:table-cell>
          <table:table-cell office:value-type="string" calcext:value-type="string">
            <text:p>Sim! Nosso teatro está apto e preparado para receber pessoas com necessidades especiais. Consulte o mapa do teatro e verifique os espaços e assentos reservados para PNEs. Também possuímos um elevador para facilitar o acesso.</text:p>
          </table:table-cell>
          <table:table-cell table:number-columns-repeated="61"/>
        </table:table-row>
        <table:table-row table:style-name="ro6">
          <table:table-cell office:value-type="string" calcext:value-type="string">
            <text:p>Infraestrutura</text:p>
          </table:table-cell>
          <table:table-cell office:value-type="string" calcext:value-type="string">
            <text:p>Há estacionamento no local do teatro?</text:p>
            <text:p/>
          </table:table-cell>
          <table:table-cell office:value-type="string" calcext:value-type="string">
            <text:p>Sim, venha tranquilo! Nosso teatro dispõe de estacionamento e edifício garagem, ambos administrados pela empresa Indigo, responsável pela cobrança de ticket e pela operação do estacionamento.</text:p>
          </table:table-cell>
          <table:table-cell table:number-columns-repeated="61"/>
        </table:table-row>
        <table:table-row table:style-name="ro1">
          <table:table-cell office:value-type="string" calcext:value-type="string">
            <text:p>Infraestrutura</text:p>
          </table:table-cell>
          <table:table-cell office:value-type="string" calcext:value-type="string">
            <text:p>Há guarda-volumes no teatro?</text:p>
          </table:table-cell>
          <table:table-cell office:value-type="string" calcext:value-type="string">
            <text:p>Sim! Você pode deixar seus pertences no guarda-volumes do teatro e retirar na saída do evento.</text:p>
          </table:table-cell>
          <table:table-cell table:number-columns-repeated="61"/>
        </table:table-row>
        <table:table-row table:style-name="ro6">
          <table:table-cell office:value-type="string" calcext:value-type="string">
            <text:p>Infraestrutura</text:p>
          </table:table-cell>
          <table:table-cell office:value-type="string" calcext:value-type="string">
            <text:p>E quanto à segurança estrutural do teatro?</text:p>
          </table:table-cell>
          <table:table-cell office:value-type="string" calcext:value-type="string">
            <text:p>Nosso teatro conta com um alto padrão de segurança, em conformidade com todos os requisitos de segurança exigidos, Certificado de PPCI e Álvara de funcionamento. Sua experiência em nossa casa será segura!</text:p>
          </table:table-cell>
          <table:table-cell table:number-columns-repeated="61"/>
        </table:table-row>
        <table:table-row table:style-name="ro5" table:number-rows-repeated="1048546">
          <table:table-cell table:number-columns-repeated="64"/>
        </table:table-row>
        <table:table-row table:style-name="ro5">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7">00/00/0000</text:date>, <text:time style:data-style-name="N2" text:time-value="08:44:15.32147169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Denis Araujo</meta:initial-creator>
    <meta:creation-date>2019-09-16T15:22:12.821815745</meta:creation-date>
    <dc:date>2019-09-17T09:33:30.627172107</dc:date>
    <dc:creator>Denis Araujo</dc:creator>
    <meta:editing-duration>PT1H17M14S</meta:editing-duration>
    <meta:editing-cycles>7</meta:editing-cycles>
    <meta:generator>LibreOffice/6.3.1.2$Linux_X86_64 LibreOffice_project/b79626edf0065ac373bd1df5c28bd630b4424273</meta:generator>
    <meta:document-statistic meta:table-count="1" meta:cell-count="87" meta:object-count="0"/>
  </office:meta>
</office:document-meta>
</file>